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8.85472222222222cm"/>
    </style:style>
    <style:style style:name="co2" style:family="table-column">
      <style:table-column-properties fo:break-before="auto" style:column-width="1.83444444444444cm"/>
    </style:style>
    <style:style style:name="co3" style:family="table-column">
      <style:table-column-properties fo:break-before="auto" style:column-width="2.73402777777778cm"/>
    </style:style>
    <style:style style:name="ro1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16381" table:default-cell-style-name="ce1"/>
        <table:table-row table:style-name="ro1">
          <table:table-cell office:value-type="string" table:style-name="ce1">
            <text:p>Time elapsed was 59ns or 0.000000059s</text:p>
          </table:table-cell>
          <table:table-cell office:value-type="float" office:value="59" table:style-name="ce1">
            <text:p>59</text:p>
          </table:table-cell>
          <table:table-cell office:value-type="float" office:value="5.8999999999999999E-8" table:style-name="ce1">
            <text:p>0.00000005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ime elapsed was 45ns or 0.000000045s</text:p>
          </table:table-cell>
          <table:table-cell office:value-type="float" office:value="45" table:style-name="ce1">
            <text:p>45</text:p>
          </table:table-cell>
          <table:table-cell office:value-type="float" office:value="4.4999999999999999E-8" table:style-name="ce1">
            <text:p>0.00000004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ime elapsed was 49ns or 0.000000049s</text:p>
          </table:table-cell>
          <table:table-cell office:value-type="float" office:value="49" table:style-name="ce1">
            <text:p>49</text:p>
          </table:table-cell>
          <table:table-cell office:value-type="float" office:value="4.9000000000000002E-8" table:style-name="ce1">
            <text:p>0.00000004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ime elapsed was 76ns or 0.000000076s</text:p>
          </table:table-cell>
          <table:table-cell office:value-type="float" office:value="76" table:style-name="ce1">
            <text:p>76</text:p>
          </table:table-cell>
          <table:table-cell office:value-type="float" office:value="7.6000000000000006E-8" table:style-name="ce1">
            <text:p>0.00000007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ime elapsed was 60ns or 0.000000060s</text:p>
          </table:table-cell>
          <table:table-cell office:value-type="float" office:value="60" table:style-name="ce1">
            <text:p>60</text:p>
          </table:table-cell>
          <table:table-cell office:value-type="float" office:value="5.9999999999999995E-8" table:style-name="ce1">
            <text:p>0.0000000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ime elapsed was 52ns or 0.000000052s</text:p>
          </table:table-cell>
          <table:table-cell office:value-type="float" office:value="52" table:style-name="ce1">
            <text:p>52</text:p>
          </table:table-cell>
          <table:table-cell office:value-type="float" office:value="5.2000000000000002E-8" table:style-name="ce1">
            <text:p>0.00000005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ime elapsed was 54ns or 0.000000054s</text:p>
          </table:table-cell>
          <table:table-cell office:value-type="float" office:value="54" table:style-name="ce1">
            <text:p>54</text:p>
          </table:table-cell>
          <table:table-cell office:value-type="float" office:value="5.4E-8" table:style-name="ce1">
            <text:p>0.00000005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ime elapsed was 55ns or 0.000000055s</text:p>
          </table:table-cell>
          <table:table-cell office:value-type="float" office:value="55" table:style-name="ce1">
            <text:p>55</text:p>
          </table:table-cell>
          <table:table-cell office:value-type="float" office:value="5.5000000000000003E-8" table:style-name="ce1">
            <text:p>0.00000005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ime elapsed was 51ns or 0.000000051s</text:p>
          </table:table-cell>
          <table:table-cell office:value-type="float" office:value="51" table:style-name="ce1">
            <text:p>51</text:p>
          </table:table-cell>
          <table:table-cell office:value-type="float" office:value="5.1E-8" table:style-name="ce1">
            <text:p>0.00000005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ime elapsed was 55ns or 0.000000055s</text:p>
          </table:table-cell>
          <table:table-cell office:value-type="float" office:value="55" table:style-name="ce1">
            <text:p>55</text:p>
          </table:table-cell>
          <table:table-cell office:value-type="float" office:value="5.5000000000000003E-8" table:style-name="ce1">
            <text:p>0.00000005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AVERAGE :</text:p>
          </table:table-cell>
          <table:table-cell office:value-type="float" office:value="55.6" table:formula="of:=AVERAGE([.B1:.B10])" table:style-name="ce1">
            <text:p>55.6</text:p>
          </table:table-cell>
          <table:table-cell office:value-type="float" office:value="5.5599999999999995E-8" table:formula="of:=AVERAGE([.C1:.C10])" table:style-name="ce1">
            <text:p>5.56E-08</text:p>
          </table:table-cell>
          <table:table-cell table:number-columns-repeated="16381"/>
        </table:table-row>
        <table:table-row table:number-rows-repeated="104856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228</meta:generator>
    <dc:creator>avi</dc:creator>
    <meta:creation-date>2019-12-26T15:24:06Z</meta:creation-date>
    <dc:date>2019-12-26T13:32:28Z</dc:date>
    <meta:editing-cycles>1</meta:editing-cycles>
    <meta:editing-duration>PT300S</meta:editing-duration>
  </office:meta>
</office:document-meta>
</file>